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40244261E6004A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b1b07"/>
    </style:style>
    <style:style style:name="P19" style:family="paragraph" style:parent-style-name="Table_20_Contents">
      <style:text-properties officeooo:rsid="003b1b07" officeooo:paragraph-rsid="003b1b07"/>
    </style:style>
    <style:style style:name="P20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2" style:family="paragraph" style:parent-style-name="Standard">
      <style:text-properties officeooo:paragraph-rsid="003b386f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b386f" fo:background-color="transparent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b386f"/>
    </style:style>
    <style:style style:name="P25" style:family="paragraph" style:parent-style-name="Table_20_Contents">
      <style:paragraph-properties fo:text-align="start" style:justify-single-word="false"/>
      <style:text-properties officeooo:paragraph-rsid="003b386f"/>
    </style:style>
    <style:style style:name="P26" style:family="paragraph" style:parent-style-name="Table_20_Contents">
      <style:text-properties officeooo:paragraph-rsid="001d9b1c"/>
    </style:style>
    <style:style style:name="P27" style:family="paragraph" style:parent-style-name="Table_20_Contents">
      <style:text-properties fo:font-weight="bold" officeooo:rsid="00352daa" officeooo:paragraph-rsid="00352daa" fo:background-color="transparent" style:font-weight-asian="bold" style:font-weight-complex="bold"/>
    </style:style>
    <style:style style:name="P28" style:family="paragraph" style:parent-style-name="Table_20_Contents">
      <style:text-properties fo:font-weight="bold" officeooo:rsid="00352daa" officeooo:paragraph-rsid="003b386f" fo:background-color="transparent" style:font-weight-asian="bold" style:font-weight-complex="bold"/>
    </style:style>
    <style:style style:name="P29" style:family="paragraph" style:parent-style-name="Table_20_Contents">
      <style:text-properties officeooo:rsid="001a5680" officeooo:paragraph-rsid="00273a9f" fo:background-color="transparent"/>
    </style:style>
    <style:style style:name="P30" style:family="paragraph" style:parent-style-name="Table_20_Contents">
      <style:text-properties officeooo:rsid="001a5680" officeooo:paragraph-rsid="003b386f" fo:background-color="transparent"/>
    </style:style>
    <style:style style:name="P31" style:family="paragraph" style:parent-style-name="Table_20_Contents" style:list-style-name="L1">
      <style:text-properties officeooo:rsid="00365dc0" officeooo:paragraph-rsid="00365dc0" fo:background-color="transparent"/>
    </style:style>
    <style:style style:name="P32" style:family="paragraph" style:parent-style-name="Table_20_Contents" style:list-style-name="L1">
      <style:text-properties officeooo:rsid="00365dc0" officeooo:paragraph-rsid="003b386f" fo:background-color="transparent"/>
    </style:style>
    <style:style style:name="P33" style:family="paragraph" style:parent-style-name="Table_20_Contents">
      <style:text-properties officeooo:paragraph-rsid="003b386f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302d68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2aeff2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aeff2"/>
    </style:style>
    <style:style style:name="T21" style:family="text">
      <style:text-properties officeooo:rsid="0020556b"/>
    </style:style>
    <style:style style:name="T22" style:family="text">
      <style:text-properties officeooo:rsid="003c4ff4"/>
    </style:style>
    <style:style style:name="T23" style:family="text">
      <style:text-properties officeooo:rsid="0034cd8a"/>
    </style:style>
    <style:style style:name="T24" style:family="text">
      <style:text-properties officeooo:rsid="00388158"/>
    </style:style>
    <style:style style:name="T25" style:family="text">
      <style:text-properties officeooo:rsid="003b1b07"/>
    </style:style>
    <style:style style:name="T26" style:family="text">
      <style:text-properties officeooo:rsid="002a3703"/>
    </style:style>
    <style:style style:name="T27" style:family="text">
      <style:text-properties officeooo:rsid="00365dc0"/>
    </style:style>
    <style:style style:name="T28" style:family="text">
      <style:text-properties officeooo:rsid="003b386f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2">sp. zn. </text:span>#4556</text:p>
      <text:p text:style-name="P20"><text:s/></text:p>
      <text:p text:style-name="P4"><text:span text:style-name="T28">dodatek č. 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25"><text:span text:style-name="T7">Česká pirátská strana, </text:span>organizační složka: <text:span text:style-name="T26">Personální odbor</text:span></text:p>
            <text:p text:style-name="P25">z<text:span text:style-name="T16">a</text:span>st<text:span text:style-name="T16">o</text:span>up<text:span text:style-name="T16">ena</text:span>: <text:span text:style-name="T20">Bc. Jana Rohová, jana.rohova@pirati.cz, vedoucí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7">Dodavatel</text:span><text:span text:style-name="T10">:</text:span></text:p>
          </table:table-cell>
          <table:table-cell table:style-name="Tabulka1.A1" office:value-type="string">
            <text:p text:style-name="P16"><text:span text:style-name="T16">Jméno</text:span>: Michaela Kleslová</text:p>
            <text:p text:style-name="P18"><text:s/><text:span text:style-name="T25">IČO</text:span>: <text:span text:style-name="T25">06566570</text:span> <text:s text:c="2"/><text:span text:style-name="T25">sídlo: Karlovy Vary</text:span></text:p>
          </table:table-cell>
        </table:table-row>
        <table:table-row table:style-name="Tabulka1.1">
          <table:table-cell table:style-name="Tabulka1.A1" office:value-type="string">
            <text:p text:style-name="P27">Předmět dodatku:</text:p>
          </table:table-cell>
          <table:table-cell table:style-name="Tabulka1.A1" office:value-type="string">
            <text:p text:style-name="P13"><text:s/><text:span text:style-name="T27">Změna termínu</text:span></text:p>
            <text:list xml:id="list6756242764563305151" text:style-name="L1">
              <text:list-item>
                <text:p text:style-name="P31">do 28.2.2018</text:p>
              </text:list-item>
            </text:list>
          </table:table-cell>
        </table:table-row>
      </table:table>
      <text:p text:style-name="P7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23">V <text:span text:style-name="T17">Praze</text:span> dne <text:span text:style-name="T27">28.2.2018</text:span></text:p>
      <text:p text:style-name="P6">Za zadavatele: <text:tab/><text:tab/><text:tab/>Za dodavatele: </text:p>
      <text:p text:style-name="P24"><text:span text:style-name="T15">Jana Rohová<text:tab/></text:span><text:span text:style-name="T14"><text:tab/><text:tab/></text:span>Michaela Kleslová</text:p>
      <text:p text:style-name="P8"/>
      <text:p text:style-name="P6">….................<text:tab/><text:tab/><text:tab/>…................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40244261E6004A1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4:23:31.886953920</dc:date>
    <meta:editing-cycles>121</meta:editing-cycles>
    <meta:editing-duration>P24DT13H46M30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22" meta:word-count="135" meta:character-count="1010" meta:non-whitespace-character-count="882"/>
    <meta:user-defined meta:name="Informace 1"/>
    <meta:user-defined meta:name="Informace 2"/>
    <meta:user-defined meta:name="Informace 3"/>
    <meta:user-defined meta:name="Informace 4"/>
  </office:meta>
</office:document-meta>
</file>